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5b570e" style:font-style-asian="normal" style:font-weight-asian="normal" style:font-style-complex="normal" style:font-weight-complex="normal"/>
    </style:style>
    <style:style style:name="T65" style:family="text">
      <style:text-properties fo:font-style="normal" fo:font-weight="normal" officeooo:rsid="015c5158" style:font-style-asian="normal" style:font-weight-asian="normal" style:font-style-complex="normal" style:font-weight-complex="normal"/>
    </style:style>
    <style:style style:name="T66" style:family="text">
      <style:text-properties fo:font-style="normal" fo:font-weight="normal" officeooo:rsid="015cbc4d" style:font-style-asian="normal" style:font-weight-asian="normal" style:font-style-complex="normal" style:font-weight-complex="normal"/>
    </style:style>
    <style:style style:name="T67" style:family="text">
      <style:text-properties fo:font-style="normal" fo:font-weight="normal" officeooo:rsid="015d9d64" style:font-style-asian="normal" style:font-weight-asian="normal" style:font-style-complex="normal" style:font-weight-complex="normal"/>
    </style:style>
    <style:style style:name="T68" style:family="text">
      <style:text-properties fo:font-style="normal" fo:font-weight="normal" officeooo:rsid="015f6e4d" style:font-style-asian="normal" style:font-weight-asian="normal" style:font-style-complex="normal" style:font-weight-complex="normal"/>
    </style:style>
    <style:style style:name="T69" style:family="text">
      <style:text-properties officeooo:rsid="01424feb"/>
    </style:style>
    <style:style style:name="T70" style:family="text">
      <style:text-properties officeooo:rsid="01436c1a"/>
    </style:style>
    <style:style style:name="T71" style:family="text">
      <style:text-properties officeooo:rsid="01448daf"/>
    </style:style>
    <style:style style:name="T72" style:family="text">
      <style:text-properties officeooo:rsid="0146692d"/>
    </style:style>
    <style:style style:name="T73" style:family="text">
      <style:text-properties officeooo:rsid="014706b2"/>
    </style:style>
    <style:style style:name="T74" style:family="text">
      <style:text-properties fo:font-weight="normal" style:font-weight-asian="normal" style:font-weight-complex="normal"/>
    </style:style>
    <style:style style:name="T75" style:family="text">
      <style:text-properties fo:font-weight="normal" officeooo:rsid="014beb8e" style:font-weight-asian="normal" style:font-weight-complex="normal"/>
    </style:style>
    <style:style style:name="T76" style:family="text">
      <style:text-properties fo:font-weight="normal" officeooo:rsid="014c1a49" style:font-weight-asian="normal" style:font-weight-complex="normal"/>
    </style:style>
    <style:style style:name="T77" style:family="text">
      <style:text-properties officeooo:rsid="0147b0a7"/>
    </style:style>
    <style:style style:name="T78" style:family="text">
      <style:text-properties officeooo:rsid="0148ef8e"/>
    </style:style>
    <style:style style:name="T79" style:family="text">
      <style:text-properties fo:font-size="11pt" style:font-size-asian="11pt" style:font-size-complex="11pt"/>
    </style:style>
    <style:style style:name="T80" style:family="text">
      <style:text-properties officeooo:rsid="014beb8e"/>
    </style:style>
    <style:style style:name="T81" style:family="text">
      <style:text-properties officeooo:rsid="014c1a49"/>
    </style:style>
    <style:style style:name="T82"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0">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1">One of my goals going forward will be to simplify its formatting, which could hopefully make things easier if I need to change it again.</text:span></text:p>
      <text:p text:style-name="P62"><text:s text:c="3"/>I <text:span text:style-name="T7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0">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0">and getting rejected </text:span>again, but perhaps more tragically, imagined her warning me that she had a date coming to her performance tonight <text:span text:style-name="T70">(and visualized an attempted subsequent witholding of my love for her</text:span>.<text:span text:style-name="T70">)</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9">I closed my project from eleven years ago, acknowledged the dust cloud around me and wrote in my journal until 11:1</text:span><text:span text:style-name="T72">8</text:span><text:span text:style-name="T69">. . .I grabbed a banana + a third coffee and drove to Hannah's house, where she was standing on the corner, talking on the phone. "I can't hear you very well," she said to who I </text:span><text:soft-page-break/><text:span text:style-name="T69">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3">one of the</text:span> Moves shirt<text:span text:style-name="T73">s</text:span>, put on my hat and <text:span text:style-name="T73">stuck</text:span> a stem behind my upper lip. I went to the fridge and grabbed <text:span text:style-name="T78">a handful</text:span> of grapes <text:span text:style-name="T73">+</text:span> a plum, left the house and ate everything while walking <text:span text:style-name="T73">Brevard Rd</text:span>.</text:p>
      <text:p text:style-name="P63"><text:s text:c="3"/>I went to a guitar shop, a book store, had a pee at Community and returned someone's Nalgene. I walked down the hill, meditating on “<text:span text:style-name="T79">I</text:span>…” turned right at Hilliard, felt conflicted over which of my two usual ways to go and noticed a tennis tournament <text:span text:style-name="T78">up on the hill</text:span>.</text:p>
      <text:p text:style-name="P63"><text:s text:c="3"/>I sat in the stands <text:span text:style-name="T73">for a while, then</text:span> under two trees in the park. <text:span text:style-name="T73">I</text:span> kept walking, climbed a tree and went to FBFC, where they were playing Cripple Creek. I bought a plum <text:span text:style-name="T73">for 87 cents</text:span>, walked up <text:span text:style-name="T78">Biltmore</text:span>, checked out the beginnings of a market <text:span text:style-name="T78">near Vance Monument </text:span>and turned toward Pritchard.</text:p>
      <text:p text:style-name="P63"><text:s text:c="3"/>I knew I would need to eat soon and decided I would sit and think about the option with the <text:span text:style-name="T73">absolute </text:span>least possible fuss. When I got to the park, I saw a sign that said, FREE VEGAN INDIAN FOOD, and I thought, “I did it!” With John's <text:span text:style-name="T73">hyper-eager</text:span> encouragement, I had two bowls of rice with dal, cilantro and extra spice.</text:p>
      <text:p text:style-name="P63"><text:s text:c="3"/>John <text:span text:style-name="T78">excitedly </text:span>asked me about my life while I ate and then brought over <text:span text:style-name="T7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3">day and </text:span>life.</text:p>
      <text:p text:style-name="P63"><text:s text:c="3"/>I took my mug inside, checked out the drum circle, sat on a bench and wrote in my phone journal until 6:38. . .I walked around the corner to the church. Jane was standing <text:span text:style-name="T73">under</text:span> the front columns saying, “This is Ross! He's on the list!”</text:p>
      <text:p text:style-name="P63"><text:s text:c="3"/>She escorted me to the green room, where I had two peanut butter cups and an enthusiastic hug from Hannah, <text:span text:style-name="T77">who was wearing</text:span> a beautiful flowing green dress. At five til, I took a seat and then <text:span text:style-name="T77">relocated</text:span> two more times, moving closer to the <text:span text:style-name="T78">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8">ing</text:span> a couple times as expected but <text:span text:style-name="T78">always</text:span> returning. I wanted so bad to put a hand out for her, but also <text:soft-page-break/>didn’t want <text:span text:style-name="T77">that first moment</text:span> to be in a church, <text:span text:style-name="T77">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80">dark</text:span> it was. I wanted to sleep all day, but couldn’t get started until the sun came up. </text:p>
      <text:p text:style-name="P68"/>
      <text:p text:style-name="P71">VII.XIII</text:p>
      <text:p text:style-name="P72"><text:span text:style-name="T74"/></text:p>
      <text:p text:style-name="P72"><text:span text:style-name="T7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5">3</text:span><text:span text:style-name="T74">4.</text:span></text:p>
      <text:p text:style-name="P72"><text:soft-page-break/><text:span text:style-name="T74"/></text:p>
      <text:p text:style-name="P72"><text:span text:style-name="T74">I’m going to say the craziest thing: I think I am excited to be heartbroken. My mushroom meditation walk had been a beautiful experiment in postponing those feelings as long as I could, as I couldn’t have possibly watched Hannah’s performance </text:span><text:span text:style-name="T75">with</text:span><text:span text:style-name="T74"> that mindset, but I did feel it coming. It wasn’t until saying goodbye at her house that I knew it was upon me.</text:span></text:p>
      <text:p text:style-name="P72"><text:span text:style-name="T74"><text:s text:c="3"/>It even seemed like when I said, “Hit me up if you want to go for a walk in the next couple days,” that she——</text:span><text:span text:style-name="T75">as she was standing in her doorway——</text:span><text:span text:style-name="T74">gave me a funny look. </text:span><text:span text:style-name="T75">M</text:span><text:span text:style-name="T74">aybe it’s not totally heartbreak, but a feeling that I need to let her make the next move </text:span><text:span text:style-name="T75">(</text:span><text:span text:style-name="T74">like not even texting or sending reels.</text:span><text:span text:style-name="T75">)</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81">I took a poop, laid in bed and immediately texted Hannah, “You sounded beautiful last night and I feel a little rude because you asked me what I was up to this week and I didn't ask you,” and then, “</text:span>Also I like your green dress. . .” <text:span text:style-name="T82">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3"><text:s text:c="3"/></text:span><text:span text:style-name="T64">I had dreamt about Holy Ghost playing AVL Fest, opening with Can’t Be Wrong,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4"/></text:p>
      <text:p text:style-name="P81"><text:span text:style-name="T63">That has always been an interesting recurring theme of my dreams, learning that other people have been experiencing a similar but different version of things that I am used to.</text:span></text:p>
      <text:p text:style-name="P82"><text:span text:style-name="T63"><text:s text:c="3"/></text:span><text:span text:style-name="T65">Also, sleeping on the far section of my bed the past two nights has been very different, a deeper sleep, even. . .</text:span><text:span text:style-name="T66">As if to prove my words correct, I </text:span><text:soft-page-break/><text:span text:style-name="T66">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7">I transcribed a couple entries, went downstairs, poured another coffee, showed Erica my journal, came back up, transcribed more entries (ten in total,) sat on the porch for a minute and then laid in bed scrolling and drinking.</text:span></text:p>
      <text:p text:style-name="P82"><text:span text:style-name="T67"><text:s text:c="3"/>I wrote in my journal at 11:45. . .</text:span><text:span text:style-name="T68">I transcribed one of the most traumatizing times of my life, laid in bed, scrolled on my phone, ate a few grapes and wrote in my journal at 12: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2:32:50.007751188</dc:date>
    <meta:editing-duration>P7DT12H56M36S</meta:editing-duration>
    <meta:editing-cycles>255</meta:editing-cycles>
    <meta:generator>LibreOffice/7.3.7.2$Linux_X86_64 LibreOffice_project/30$Build-2</meta:generator>
    <meta:print-date>2024-07-13T11:37:56.338796505</meta:print-date>
    <meta:document-statistic meta:table-count="0" meta:image-count="0" meta:object-count="0" meta:page-count="19" meta:paragraph-count="166" meta:word-count="4718" meta:character-count="24832" meta:non-whitespace-character-count="20070"/>
  </office:meta>
</office:document-meta>
</file>